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META-INF/documentsignatures.xml"/>
  <manifest:file-entry manifest:media-type="" manifest:full-path="META-INF/"/>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15.483cm" fo:margin-left="-0.217cm" table:align="left" style:writing-mode="lr-tb"/>
    </style:style>
    <style:style style:name="Table1.A" style:family="table-column">
      <style:table-column-properties style:column-width="1.245cm"/>
    </style:style>
    <style:style style:name="Table1.B" style:family="table-column">
      <style:table-column-properties style:column-width="2.378cm"/>
    </style:style>
    <style:style style:name="Table1.C" style:family="table-column">
      <style:table-column-properties style:column-width="3.572cm"/>
    </style:style>
    <style:style style:name="Table1.D" style:family="table-column">
      <style:table-column-properties style:column-width="8.289cm"/>
    </style:style>
    <style:style style:name="Table1.1" style:family="table-row">
      <style:table-row-properties style:keep-together="true"/>
    </style:style>
    <style:style style:name="Table1.A1" style:family="table-cell">
      <style:table-cell-properties style:vertical-align="top" style:border-line-width-bottom="0.002cm 0.035cm 0.002cm" fo:padding-left="0.191cm" fo:padding-right="0.191cm" fo:padding-top="0cm" fo:padding-bottom="0cm" fo:border-left="0.035cm solid #000000" fo:border-right="none" fo:border-top="0.035cm solid #000000" fo:border-bottom="0.039cm double #000000" style:writing-mode="lr-tb"/>
    </style:style>
    <style:style style:name="Table1.B1" style:family="table-cell">
      <style:table-cell-properties style:vertical-align="top" style:border-line-width-bottom="0.002cm 0.035cm 0.002cm" fo:padding-left="0.191cm" fo:padding-right="0.191cm" fo:padding-top="0cm" fo:padding-bottom="0cm" fo:border-left="0.018cm solid #000000" fo:border-right="none" fo:border-top="0.035cm solid #000000" fo:border-bottom="0.039cm double #000000" style:writing-mode="lr-tb"/>
    </style:style>
    <style:style style:name="Table1.D1" style:family="table-cell">
      <style:table-cell-properties style:vertical-align="top"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style>
    <style:style style:name="Table1.A2"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le1.A7"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1.B7" style:family="table-cell">
      <style:table-cell-properties style:vertical-align="top" fo:padding-left="0.191cm" fo:padding-right="0.191cm" fo:padding-top="0cm" fo:padding-bottom="0cm" fo:border-left="0.018cm solid #000000" fo:border-right="none" fo:border-top="none" fo:border-bottom="0.035cm solid #000000" style:writing-mode="lr-tb"/>
    </style:style>
    <style:style style:name="Table1.D7" style:family="table-cell">
      <style:table-cell-properties style:vertical-align="top" fo:padding-left="0.191cm" fo:padding-right="0.191cm" fo:padding-top="0cm" fo:padding-bottom="0cm" fo:border-left="0.018cm solid #000000" fo:border-right="0.035cm solid #000000" fo:border-top="none" fo:border-bottom="0.035cm solid #000000" style:writing-mode="lr-tb"/>
    </style:style>
    <style:style style:name="Table2" style:family="table">
      <style:table-properties style:width="15.483cm" fo:margin-left="-0.217cm" table:align="left" style:writing-mode="lr-tb"/>
    </style:style>
    <style:style style:name="Table2.A" style:family="table-column">
      <style:table-column-properties style:column-width="2.942cm"/>
    </style:style>
    <style:style style:name="Table2.B" style:family="table-column">
      <style:table-column-properties style:column-width="3.274cm"/>
    </style:style>
    <style:style style:name="Table2.C" style:family="table-column">
      <style:table-column-properties style:column-width="2.117cm"/>
    </style:style>
    <style:style style:name="Table2.D" style:family="table-column">
      <style:table-column-properties style:column-width="7.151cm"/>
    </style:style>
    <style:style style:name="Table2.1" style:family="table-row">
      <style:table-row-properties style:keep-together="true"/>
    </style:style>
    <style:style style:name="Table2.A1" style:family="table-cell">
      <style:table-cell-properties style:vertical-align="top" style:border-line-width-bottom="0.002cm 0.035cm 0.002cm" fo:padding-left="0.191cm" fo:padding-right="0.191cm" fo:padding-top="0cm" fo:padding-bottom="0cm" fo:border-left="0.035cm solid #000000" fo:border-right="none" fo:border-top="0.035cm solid #000000" fo:border-bottom="0.039cm double #000000" style:writing-mode="lr-tb"/>
    </style:style>
    <style:style style:name="Table2.B1" style:family="table-cell">
      <style:table-cell-properties style:vertical-align="top" style:border-line-width-bottom="0.002cm 0.035cm 0.002cm" fo:padding-left="0.191cm" fo:padding-right="0.191cm" fo:padding-top="0cm" fo:padding-bottom="0cm" fo:border-left="0.018cm solid #000000" fo:border-right="none" fo:border-top="0.035cm solid #000000" fo:border-bottom="0.039cm double #000000" style:writing-mode="lr-tb"/>
    </style:style>
    <style:style style:name="Table2.D1" style:family="table-cell">
      <style:table-cell-properties style:vertical-align="top"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style>
    <style:style style:name="Table2.A2"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D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le2.A5"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2.B5" style:family="table-cell">
      <style:table-cell-properties style:vertical-align="top" fo:padding-left="0.191cm" fo:padding-right="0.191cm" fo:padding-top="0cm" fo:padding-bottom="0cm" fo:border-left="0.018cm solid #000000" fo:border-right="none" fo:border-top="none" fo:border-bottom="0.035cm solid #000000" style:writing-mode="lr-tb"/>
    </style:style>
    <style:style style:name="Table2.D5" style:family="table-cell">
      <style:table-cell-properties style:vertical-align="top" fo:padding-left="0.191cm" fo:padding-right="0.191cm" fo:padding-top="0cm" fo:padding-bottom="0cm" fo:border-left="0.018cm solid #000000" fo:border-right="0.035cm solid #000000" fo:border-top="none" fo:border-bottom="0.035cm solid #000000" style:writing-mode="lr-tb"/>
    </style:style>
    <style:style style:name="Table3" style:family="table">
      <style:table-properties style:width="15.483cm" fo:margin-left="-0.217cm" table:align="left" style:writing-mode="lr-tb"/>
    </style:style>
    <style:style style:name="Table3.A" style:family="table-column">
      <style:table-column-properties style:column-width="2.962cm"/>
    </style:style>
    <style:style style:name="Table3.B" style:family="table-column">
      <style:table-column-properties style:column-width="1.931cm"/>
    </style:style>
    <style:style style:name="Table3.C" style:family="table-column">
      <style:table-column-properties style:column-width="2.725cm"/>
    </style:style>
    <style:style style:name="Table3.D" style:family="table-column">
      <style:table-column-properties style:column-width="7.865cm"/>
    </style:style>
    <style:style style:name="Table3.1" style:family="table-row">
      <style:table-row-properties style:keep-together="true"/>
    </style:style>
    <style:style style:name="Table3.A1" style:family="table-cell">
      <style:table-cell-properties style:vertical-align="top" style:border-line-width-bottom="0.002cm 0.035cm 0.002cm" fo:padding-left="0.191cm" fo:padding-right="0.191cm" fo:padding-top="0cm" fo:padding-bottom="0cm" fo:border-left="0.035cm solid #000000" fo:border-right="none" fo:border-top="0.035cm solid #000000" fo:border-bottom="0.039cm double #000000" style:writing-mode="lr-tb"/>
    </style:style>
    <style:style style:name="Table3.B1" style:family="table-cell">
      <style:table-cell-properties style:vertical-align="top" style:border-line-width-bottom="0.002cm 0.035cm 0.002cm" fo:padding-left="0.191cm" fo:padding-right="0.191cm" fo:padding-top="0cm" fo:padding-bottom="0cm" fo:border-left="0.018cm solid #000000" fo:border-right="none" fo:border-top="0.035cm solid #000000" fo:border-bottom="0.039cm double #000000" style:writing-mode="lr-tb"/>
    </style:style>
    <style:style style:name="Table3.D1" style:family="table-cell">
      <style:table-cell-properties style:vertical-align="top"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style>
    <style:style style:name="Table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D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3.A3"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3.B3" style:family="table-cell">
      <style:table-cell-properties style:vertical-align="top" fo:padding-left="0.191cm" fo:padding-right="0.191cm" fo:padding-top="0cm" fo:padding-bottom="0cm" fo:border-left="0.018cm solid #000000" fo:border-right="none" fo:border-top="none" fo:border-bottom="0.035cm solid #000000" style:writing-mode="lr-tb"/>
    </style:style>
    <style:style style:name="Table3.D3" style:family="table-cell">
      <style:table-cell-properties style:vertical-align="top" fo:padding-left="0.191cm" fo:padding-right="0.191cm" fo:padding-top="0cm" fo:padding-bottom="0cm" fo:border-left="0.018cm solid #000000" fo:border-right="0.035cm solid #000000" fo:border-top="none" fo:border-bottom="0.035cm solid #000000" style:writing-mode="lr-tb"/>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Footer">
      <style:paragraph-properties fo:padding-left="0cm" fo:padding-right="0cm" fo:padding-top="0.035cm" fo:padding-bottom="0cm" fo:border-left="none" fo:border-right="none" fo:border-top="0.018cm solid #000000" fo:border-bottom="none"/>
    </style:style>
    <style:style style:name="P3" style:family="paragraph" style:parent-style-name="Standard">
      <style:paragraph-properties>
        <style:tab-stops>
          <style:tab-stop style:position="15.081cm" style:type="right"/>
        </style:tab-stops>
      </style:paragraph-properties>
    </style:style>
    <style:style style:name="P4" style:family="paragraph" style:parent-style-name="Standard">
      <style:text-properties fo:font-weight="bold" style:font-weight-asian="bold"/>
    </style:style>
    <style:style style:name="P5" style:family="paragraph" style:parent-style-name="Standard">
      <style:paragraph-properties fo:text-align="end" style:justify-single-word="false">
        <style:tab-stops>
          <style:tab-stop style:position="15.081cm" style:type="right"/>
        </style:tab-stops>
      </style:paragraph-properties>
      <style:text-properties fo:font-size="26pt" fo:font-weight="bold" style:font-size-asian="26pt" style:font-weight-asian="bold"/>
    </style:style>
    <style:style style:name="P6" style:family="paragraph" style:parent-style-name="Standard">
      <style:paragraph-properties fo:text-align="end" style:justify-single-word="false">
        <style:tab-stops>
          <style:tab-stop style:position="15.081cm" style:type="right"/>
        </style:tab-stops>
      </style:paragraph-properties>
      <style:text-properties fo:font-size="16pt" fo:font-style="italic" style:font-size-asian="16pt" style:font-style-asian="italic"/>
    </style:style>
    <style:style style:name="P7" style:family="paragraph" style:parent-style-name="Standard">
      <style:text-properties fo:font-size="16pt" fo:font-weight="bold" style:font-size-asian="16pt" style:font-weight-asian="bold"/>
    </style:style>
    <style:style style:name="P8" style:family="paragraph" style:parent-style-name="Standard">
      <style:paragraph-properties fo:text-align="end" style:justify-single-word="false">
        <style:tab-stops>
          <style:tab-stop style:position="15.081cm" style:type="right"/>
        </style:tab-stops>
      </style:paragraph-properties>
      <style:text-properties fo:font-size="16pt" fo:font-weight="bold" style:font-size-asian="16pt" style:font-weight-asian="bold"/>
    </style:style>
    <style:style style:name="P9" style:family="paragraph" style:parent-style-name="Standard">
      <style:paragraph-properties style:snap-to-layout-grid="false"/>
    </style:style>
    <style:style style:name="P10" style:family="paragraph" style:parent-style-name="Standard">
      <style:paragraph-properties>
        <style:tab-stops>
          <style:tab-stop style:position="3.251cm"/>
          <style:tab-stop style:position="13.002cm"/>
        </style:tab-stops>
      </style:paragraph-properties>
    </style:style>
    <style:style style:name="P11" style:family="paragraph" style:parent-style-name="Standard">
      <style:paragraph-properties>
        <style:tab-stops>
          <style:tab-stop style:position="4.001cm"/>
          <style:tab-stop style:position="13.002cm"/>
        </style:tab-stops>
      </style:paragraph-properties>
      <style:text-properties fo:font-size="14pt" style:font-size-asian="14pt"/>
    </style:style>
    <style:style style:name="P12" style:family="paragraph" style:parent-style-name="Standard">
      <style:paragraph-properties>
        <style:tab-stops>
          <style:tab-stop style:position="3.251cm"/>
          <style:tab-stop style:position="13.002cm"/>
        </style:tab-stops>
      </style:paragraph-properties>
      <style:text-properties fo:font-size="14pt" style:font-size-asian="14pt"/>
    </style:style>
    <style:style style:name="P13" style:family="paragraph" style:parent-style-name="Heading_20_1">
      <style:paragraph-properties fo:break-before="page" style:border-line-width-bottom="0.088cm 0.088cm 0.141cm" fo:padding-left="0cm" fo:padding-right="0cm" fo:padding-top="0cm" fo:padding-bottom="0.106cm" fo:border-left="none" fo:border-right="none" fo:border-top="none" fo:border-bottom="0.317cm double #000000"/>
    </style:style>
    <style:style style:name="P14" style:family="paragraph" style:parent-style-name="Header">
      <style:paragraph-properties fo:break-before="page">
        <style:tab-stops/>
      </style:paragraph-properties>
    </style:style>
    <style:style style:name="P15" style:family="paragraph" style:parent-style-name="Heading_20_1">
      <style:paragraph-properties fo:break-before="page"/>
    </style:style>
    <style:style style:name="P16" style:family="paragraph" style:parent-style-name="Caption">
      <style:paragraph-properties fo:text-align="center" style:justify-single-word="false"/>
    </style:style>
    <style:style style:name="P17" style:family="paragraph" style:parent-style-name="Heading_20_4">
      <style:text-properties fo:font-size="16pt" style:font-size-asian="16pt"/>
    </style:style>
    <style:style style:name="P18" style:family="paragraph" style:parent-style-name="Header">
      <style:paragraph-properties style:snap-to-layout-grid="false">
        <style:tab-stops/>
      </style:paragraph-properties>
    </style:style>
    <style:style style:name="P19" style:family="paragraph" style:parent-style-name="Title">
      <style:paragraph-properties fo:margin-top="0cm" fo:margin-bottom="0.106cm"/>
      <style:text-properties style:font-name="Times" fo:font-size="48pt" style:font-size-asian="48pt"/>
    </style:style>
    <style:style style:name="P20" style:family="paragraph" style:parent-style-name="Headeing_20_1_20_Name">
      <style:paragraph-properties fo:text-align="start" style:justify-single-word="false"/>
    </style:style>
    <style:style style:name="P21" style:family="paragraph" style:parent-style-name="Contents_20_5">
      <style:paragraph-properties>
        <style:tab-stops>
          <style:tab-stop style:position="13.557cm" style:type="right" style:leader-style="dotted" style:leader-text="."/>
        </style:tab-stops>
      </style:paragraph-properties>
    </style:style>
    <style:style style:name="P22" style:family="paragraph" style:parent-style-name="Contents_20_2">
      <style:paragraph-properties>
        <style:tab-stops>
          <style:tab-stop style:position="14.827cm" style:type="right" style:leader-style="dotted" style:leader-text="."/>
        </style:tab-stops>
      </style:paragraph-properties>
    </style:style>
    <style:style style:name="P23" style:family="paragraph" style:parent-style-name="Heading_20_1" style:master-page-name="Convert_20_3">
      <style:paragraph-properties style:page-number="1"/>
    </style:style>
    <style:style style:name="P24" style:family="paragraph" style:parent-style-name="Heading_20_5" style:master-page-name="Convert_20_2">
      <style:paragraph-properties fo:text-align="start" style:justify-single-word="false" style:page-number="1"/>
      <style:text-properties fo:font-size="20pt" fo:font-style="normal" style:font-size-asian="20pt" style:font-style-asian="normal"/>
    </style:style>
    <style:style style:name="P25" style:family="paragraph" style:parent-style-name="Contents_20_1">
      <style:paragraph-properties>
        <style:tab-stops>
          <style:tab-stop style:position="15.251cm" style:type="right" style:leader-style="dotted" style:leader-text="."/>
        </style:tab-stops>
      </style:paragraph-properties>
    </style:style>
    <style:style style:name="P26" style:family="paragraph" style:parent-style-name="Contents_20_4">
      <style:paragraph-properties>
        <style:tab-stops>
          <style:tab-stop style:position="13.981cm" style:type="right" style:leader-style="dotted" style:leader-text="."/>
        </style:tab-stops>
      </style:paragraph-properties>
    </style:style>
    <style:style style:name="P27" style:family="paragraph" style:parent-style-name="Standard" style:master-page-name="First_20_Page">
      <style:paragraph-properties style:page-number="1">
        <style:tab-stops>
          <style:tab-stop style:position="15.081cm" style:type="right"/>
        </style:tab-stops>
      </style:paragraph-properties>
    </style:style>
    <style:style style:name="P28" style:family="paragraph" style:parent-style-name="Standard" style:list-style-name="WW8Num12"/>
    <style:style style:name="P29" style:family="paragraph" style:parent-style-name="Standard" style:list-style-name="WW8Num12"/>
    <style:style style:name="P30" style:family="paragraph" style:parent-style-name="Standard" style:list-style-name="WW8Num12"/>
    <style:style style:name="P31" style:family="paragraph" style:parent-style-name="Standard">
      <style:paragraph-properties fo:text-align="end" style:justify-single-word="false">
        <style:tab-stops>
          <style:tab-stop style:position="15.081cm" style:type="right"/>
        </style:tab-stops>
      </style:paragraph-properties>
      <style:text-properties fo:font-size="16pt" style:font-size-asian="16pt"/>
    </style:style>
    <style:style style:name="P32" style:family="paragraph" style:parent-style-name="Standard">
      <style:paragraph-properties>
        <style:tab-stops>
          <style:tab-stop style:position="3.251cm"/>
          <style:tab-stop style:position="13.002cm"/>
        </style:tab-stops>
      </style:paragraph-properties>
    </style:style>
    <style:style style:name="P3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34" style:family="paragraph">
      <style:paragraph-properties fo:margin-left="0cm" fo:margin-right="0cm" fo:margin-top="0cm" fo:margin-bottom="0cm" fo:line-height="100%" text:enable-numbering="false" fo:text-indent="0cm"/>
    </style:style>
    <style:style style:name="P35"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36" style:family="paragraph">
      <style:paragraph-properties fo:margin-left="0cm" fo:margin-right="0cm" fo:margin-top="0cm" fo:margin-bottom="0cm" fo:line-height="100%" fo:text-align="center" text:enable-numbering="false" fo:text-indent="0cm"/>
    </style:style>
    <style:style style:name="P3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38"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color="#ff0000"/>
    </style:style>
    <style:style style:name="T2" style:family="text">
      <style:text-properties fo:font-size="14pt" style:font-size-asian="14pt"/>
    </style:style>
    <style:style style:name="T3" style:family="text">
      <style:text-properties fo:font-weight="bold"/>
    </style:style>
    <style:style style:name="T4" style:family="text">
      <style:text-properties style:font-weight-asian="bold"/>
    </style:style>
    <style:style style:name="T5" style:family="text">
      <style:text-properties fo:font-weight="bold" style:font-weight-asian="bold"/>
    </style:style>
    <style:style style:name="T6" style:family="text"/>
    <style:style style:name="T7" style:family="text">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8" style:family="text">
      <style:text-properties style:use-window-font-color="true" style:text-outline="false" style:text-line-through-style="none" style:font-name="Arial1" fo:font-size="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dynamic" style:number-wrapped-paragraphs="1"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run-through" style:number-wrapped-paragraphs="1" style:vertical-pos="from-top" style:vertical-rel="paragraph" style:horizontal-pos="from-left" style:horizontal-rel="paragraph"/>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Sect1" style:family="section">
      <style:section-properties style:editable="false">
        <style:columns fo:column-count="0"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0.75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923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921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686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0.688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81cm" fo:min-width="0.882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79cm" fo:min-width="0.882cm" fo:padding-top="0.125cm" fo:padding-bottom="0.125cm" fo:padding-left="0.25cm" fo:padding-right="0.25cm" draw:shadow="hidden" draw:shadow-offset-x="0.3cm" draw:shadow-offset-y="0.3cm" draw:shadow-color="#808080" style:run-through="foreground"/>
    </style:style>
    <style:style style:name="gr12" style:family="graphic">
      <style:graphic-properties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49cm" fo:min-width="0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3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fo:min-height="1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Big Counter IP Core<text:line-break/>Specification</text:p>
      <text:p text:style-name="P5"/>
      <text:p text:style-name="P5"/>
      <text:h text:style-name="P17" text:outline-level="4">Author: Andrew Mulcock</text:h>
      <text:p text:style-name="P6">amulcock@opencores.org</text:p>
      <text:p text:style-name="P6"/>
      <text:p text:style-name="P6"/>
      <text:p text:style-name="P8">Rev. 0.1</text:p>
      <text:p text:style-name="P31"><text:span text:style-name="T5"><text:date style:data-style-name="N76" text:date-value="2008-01-01T18:42:19.70">January 1, 2008</text:date></text:span></text:p>
      <text:h text:style-name="P24" text:outline-level="5"/>
      <text:h text:style-name="Heading_20_5" text:outline-level="5">Revision History</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Rev.</text:p>
          </table:table-cell>
          <table:table-cell table:style-name="Table1.B1" office:value-type="string">
            <text:p text:style-name="P9">Date</text:p>
          </table:table-cell>
          <table:table-cell table:style-name="Table1.B1" office:value-type="string">
            <text:p text:style-name="P9">Author</text:p>
          </table:table-cell>
          <table:table-cell table:style-name="Table1.D1" office:value-type="string">
            <text:p text:style-name="P9">Description</text:p>
          </table:table-cell>
        </table:table-row>
        <table:table-row table:style-name="Table1.1">
          <table:table-cell table:style-name="Table1.A2" office:value-type="string">
            <text:p text:style-name="P18">0.1</text:p>
          </table:table-cell>
          <table:table-cell table:style-name="Table1.B2" office:value-type="string">
            <text:p text:style-name="P9">31-Dec-07</text:p>
          </table:table-cell>
          <table:table-cell table:style-name="Table1.B2" office:value-type="string">
            <text:p text:style-name="P9">Andrew Mulcock</text:p>
          </table:table-cell>
          <table:table-cell table:style-name="Table1.D2" office:value-type="string">
            <text:p text:style-name="P9">First Draft</text:p>
          </table:table-cell>
        </table:table-row>
        <table:table-row table:style-name="Table1.1">
          <table:table-cell table:style-name="Table1.A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D2" office:value-type="string">
            <text:p text:style-name="P9"/>
          </table:table-cell>
        </table:table-row>
        <table:table-row table:style-name="Table1.1">
          <table:table-cell table:style-name="Table1.A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D2" office:value-type="string">
            <text:p text:style-name="P9"/>
          </table:table-cell>
        </table:table-row>
        <table:table-row table:style-name="Table1.1">
          <table:table-cell table:style-name="Table1.A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D2" office:value-type="string">
            <text:p text:style-name="P9"/>
          </table:table-cell>
        </table:table-row>
        <table:table-row table:style-name="Table1.1">
          <table:table-cell table:style-name="Table1.A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D2" office:value-type="string">
            <text:p text:style-name="P9"/>
          </table:table-cell>
        </table:table-row>
        <table:table-row table:style-name="Table1.1">
          <table:table-cell table:style-name="Table1.A7" office:value-type="string">
            <text:p text:style-name="P9"/>
          </table:table-cell>
          <table:table-cell table:style-name="Table1.B7" office:value-type="string">
            <text:p text:style-name="P9"/>
          </table:table-cell>
          <table:table-cell table:style-name="Table1.B7" office:value-type="string">
            <text:p text:style-name="P9"/>
          </table:table-cell>
          <table:table-cell table:style-name="Table1.D7" office:value-type="string">
            <text:p text:style-name="P9"/>
          </table:table-cell>
        </table:table-row>
      </table:table>
      <text:p text:style-name="Standard"/>
      <text:p text:style-name="P14"/>
      <text:p text:style-name="P20">Contents</text:p>
      <text:p text:style-name="Standard"><text:span text:style-name="T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Author: Andrew Mulcock<text:tab/>i</text:p>
          <text:p text:style-name="P21">Revision History<text:tab/>i</text:p>
          <text:p text:style-name="P25">1<text:tab/>1</text:p>
          <text:p text:style-name="P25">2<text:tab/>2</text:p>
          <text:p text:style-name="P22">2.1 Signals<text:tab/>2</text:p>
          <text:p text:style-name="P22">2.2 Generics<text:tab/>2</text:p>
          <text:p text:style-name="P25">3<text:tab/>3</text:p>
          <text:p text:style-name="P22">3.1 Initialization <text:tab/>5</text:p>
        </text:index-body>
      </text:table-of-content>
      <text:p text:style-name="P10"><text:span text:style-name="T2"/></text:p>
      <text:h text:style-name="P23" text:outline-level="1"><text:bookmark-start text:name="_Ref506287525"/>1<text:bookmark-end text:name="_Ref506287525"/></text:h>
      <text:p text:style-name="Headeing_20_1_20_Name"><text:bookmark-start text:name="Introduction"/>Introduction<text:bookmark-end text:name="Introduction"/></text:p>
      <text:p text:style-name="Standard"/>
      <text:p text:style-name="Standard">The BigCounter core is just that, a big counter, made up of the shift registers. This works well in such devices as the Xilinx range that contain SRL's.</text:p>
      <text:p text:style-name="Standard"/>
      <text:p text:style-name="Standard"/>
      <text:p text:style-name="P4">Features:</text:p>
      <text:p text:style-name="Standard"/>
      <text:list text:style-name="WW8Num12">
        <text:list-item>
          <text:p text:style-name="P28">Small and fast.</text:p>
        </text:list-item>
        <text:list-item>
          <text:p text:style-name="P28">Pure VHDL, no special librares needed</text:p>
        </text:list-item>
        <text:list-item>
          <text:p text:style-name="P28">Tested with Xilinx XST 9.2 sp4</text:p>
        </text:list-item>
      </text:list>
      <text:p text:style-name="Standard"/>
      <text:p text:style-name="Standard"/>
      <text:h text:style-name="P13" text:outline-level="1">2</text:h>
      <text:p text:style-name="Headeing_20_1_20_Name"><text:bookmark-start text:name="IOports"/>IO ports<text:bookmark-end text:name="IOports"/></text:p>
      <text:p text:style-name="Standard"/>
      <text:h text:style-name="Heading_20_2" text:outline-level="2">2.1 Signals</text:h>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Port</text:p>
          </table:table-cell>
          <table:table-cell table:style-name="Table2.B1" office:value-type="string">
            <text:p text:style-name="P9">Width</text:p>
          </table:table-cell>
          <table:table-cell table:style-name="Table2.B1" office:value-type="string">
            <text:p text:style-name="P9">Direction</text:p>
          </table:table-cell>
          <table:table-cell table:style-name="Table2.D1" office:value-type="string">
            <text:p text:style-name="P9">Description</text:p>
          </table:table-cell>
        </table:table-row>
        <table:table-row table:style-name="Table2.1">
          <table:table-cell table:style-name="Table2.A2" office:value-type="string">
            <text:p text:style-name="P18">clk</text:p>
          </table:table-cell>
          <table:table-cell table:style-name="Table2.B2" office:value-type="string">
            <text:p text:style-name="P9">1</text:p>
          </table:table-cell>
          <table:table-cell table:style-name="Table2.B2" office:value-type="string">
            <text:p text:style-name="P9">Input</text:p>
          </table:table-cell>
          <table:table-cell table:style-name="Table2.D2" office:value-type="string">
            <text:p text:style-name="P9">Block’s clock input</text:p>
          </table:table-cell>
        </table:table-row>
        <table:table-row table:style-name="Table2.1">
          <table:table-cell table:style-name="Table2.A2" office:value-type="string">
            <text:p text:style-name="P9">en_in</text:p>
          </table:table-cell>
          <table:table-cell table:style-name="Table2.B2" office:value-type="string">
            <text:p text:style-name="P9">1</text:p>
          </table:table-cell>
          <table:table-cell table:style-name="Table2.B2" office:value-type="string">
            <text:p text:style-name="P9">Input</text:p>
          </table:table-cell>
          <table:table-cell table:style-name="Table2.D2" office:value-type="string">
            <text:p text:style-name="P9">High to allow counter to count</text:p>
          </table:table-cell>
        </table:table-row>
        <table:table-row table:style-name="Table2.1">
          <table:table-cell table:style-name="Table2.A2" office:value-type="string">
            <text:p text:style-name="P9">rco</text:p>
          </table:table-cell>
          <table:table-cell table:style-name="Table2.B2" office:value-type="string">
            <text:p text:style-name="P9">no_of_stages-1</text:p>
          </table:table-cell>
          <table:table-cell table:style-name="Table2.B2" office:value-type="string">
            <text:p text:style-name="P9">Output</text:p>
          </table:table-cell>
          <table:table-cell table:style-name="Table2.D2" office:value-type="string">
            <text:p text:style-name="P9">Ripple carry out fomr each stage</text:p>
          </table:table-cell>
        </table:table-row>
        <table:table-row table:style-name="Table2.1">
          <table:table-cell table:style-name="Table2.A5" office:value-type="string">
            <text:p text:style-name="P9"/>
          </table:table-cell>
          <table:table-cell table:style-name="Table2.B5" office:value-type="string">
            <text:p text:style-name="P9"/>
          </table:table-cell>
          <table:table-cell table:style-name="Table2.B5" office:value-type="string">
            <text:p text:style-name="P9"/>
          </table:table-cell>
          <table:table-cell table:style-name="Table2.D5" office:value-type="string">
            <text:p text:style-name="P9"/>
          </table:table-cell>
        </table:table-row>
      </table:table>
      <text:p text:style-name="Standard"/>
      <text:h text:style-name="Heading_20_2" text:outline-level="2">2.2 Generics</text:h>
      <text:p text:style-name="Standard"/>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Name</text:p>
          </table:table-cell>
          <table:table-cell table:style-name="Table3.B1" office:value-type="string">
            <text:p text:style-name="P9">Type</text:p>
          </table:table-cell>
          <table:table-cell table:style-name="Table3.B1" office:value-type="string">
            <text:p text:style-name="P9">Type</text:p>
          </table:table-cell>
          <table:table-cell table:style-name="Table3.D1" office:value-type="string">
            <text:p text:style-name="P9">Description</text:p>
          </table:table-cell>
        </table:table-row>
        <table:table-row table:style-name="Table3.1">
          <table:table-cell table:style-name="Table3.A2" office:value-type="string">
            <text:p text:style-name="P9">No_of_stages</text:p>
          </table:table-cell>
          <table:table-cell table:style-name="Table3.B2" office:value-type="string">
            <text:p text:style-name="P9">Integer</text:p>
          </table:table-cell>
          <table:table-cell table:style-name="Table3.B2" office:value-type="string">
            <text:p text:style-name="P9">1 to 2**32</text:p>
          </table:table-cell>
          <table:table-cell table:style-name="Table3.D2" office:value-type="string">
            <text:p text:style-name="P9">Number of divide by 16's needed</text:p>
          </table:table-cell>
        </table:table-row>
        <table:table-row table:style-name="Table3.1">
          <table:table-cell table:style-name="Table3.A3" office:value-type="string">
            <text:p text:style-name="P9"/>
          </table:table-cell>
          <table:table-cell table:style-name="Table3.B3" office:value-type="string">
            <text:p text:style-name="P9"/>
          </table:table-cell>
          <table:table-cell table:style-name="Table3.B3" office:value-type="string">
            <text:p text:style-name="P9"/>
          </table:table-cell>
          <table:table-cell table:style-name="Table3.D3" office:value-type="string">
            <text:p text:style-name="P9"/>
          </table:table-cell>
        </table:table-row>
      </table:table>
      <text:p text:style-name="Standard"/>
      <text:p text:style-name="Standard"/>
      <text:h text:style-name="Heading_20_2" text:outline-level="2"/>
      <text:h text:style-name="P15" text:outline-level="1">3</text:h>
      <text:p text:style-name="Headeing_20_1_20_Name"><text:bookmark-start text:name="Architecture1"/>Architecture<text:bookmark-end text:name="Architecture1"/></text:p>
      <text:p text:style-name="Standard"/>
      <text:p text:style-name="Standard">This all started a LONG time ago, in the mid 1970's.</text:p>
      <text:p text:style-name="Standard"/>
      <text:p text:style-name="Standard">With a 40 MHz clock, I needed to produce a one clock wide pulse, ever 24192000000000 clocks. That required a 48 bit counter, counting up to 1600A3910000 hex. And believe me working that out in the mid 70's required more paper than you want to know about.</text:p>
      <text:p text:style-name="Standard"/>
      <text:p text:style-name="Standard">Anyway, the basic answer was a string of 16 <text:s/>74S163 counters.</text:p>
      <text:p text:style-name="Standard"/>
      <text:p text:style-name="Standard">Now these beasts have two active high enables( ENT and ENP ) , and one active high output ( RCO ). Both ENT and ENP must be high for the counter to count. The interesting thing is RCO is high when the counter is at terminal count ( F hex) and ENT is high. See <text:sequence-ref text:reference-format="text" text:ref-name="refFigure0">Figure 1: basic 163 type counter</text:sequence-ref> which shows the two enables and the ripple carry out, but ignores the clock input.</text:p>
      <text:p text:style-name="Standard"/>
      <text:p text:style-name="Standard"><draw:frame draw:style-name="fr1" draw:name="Frame2" text:anchor-type="paragraph" svg:x="0.164cm" svg:y="0.065cm" svg:width="6.003cm" draw:z-index="1"><draw:text-box fo:min-height="2.501cm"><text:p text:style-name="Figure"><draw:g text:anchor-type="paragraph" draw:z-index="2" draw:style-name="gr1"><draw:rect draw:style-name="gr2" draw:text-style-name="P33" svg:width="4.001cm" svg:height="2.5cm" svg:x="1cm" svg:y="0cm"><text:p/></draw:rect><draw:line draw:style-name="gr2" draw:text-style-name="P33" svg:x1="5cm" svg:y1="1cm" svg:x2="6cm" svg:y2="1cm"><text:p/></draw:line><draw:line draw:style-name="gr2" draw:text-style-name="P33" svg:x1="0cm" svg:y1="2cm" svg:x2="1cm" svg:y2="2cm"><text:p/></draw:line><draw:line draw:style-name="gr2" draw:text-style-name="P33" svg:x1="0cm" svg:y1="0.5cm" svg:x2="1cm" svg:y2="0.5cm"><text:p/></draw:line><draw:frame draw:style-name="gr3" draw:text-style-name="P35" svg:width="2.001cm" svg:height="1.001cm" svg:x="1cm" svg:y="1.499cm"><draw:text-box><text:p text:style-name="P34"><text:span text:style-name="T7">ent</text:span></text:p></draw:text-box></draw:frame><draw:frame draw:style-name="gr3" draw:text-style-name="P35" svg:width="2.001cm" svg:height="1.001cm" svg:x="1cm" svg:y="0cm"><draw:text-box><text:p text:style-name="P34"><text:span text:style-name="T7">enp</text:span></text:p></draw:text-box></draw:frame><draw:frame draw:style-name="gr4" draw:text-style-name="P35" svg:width="1.378cm" svg:height="0.994cm" svg:x="3.618cm" svg:y="0.536cm"><draw:text-box><text:p text:style-name="P34"><text:span text:style-name="T7">rco</text:span></text:p></draw:text-box></draw:frame></draw:g>Figure <text:sequence text:ref-name="refFigure0" text:name="Figure" text:formula="ooow:Figure+1" style:num-format="1">1</text:sequence>: basic 163 type counter</text:p></draw:text-box></draw:frame> </text:p>
      <text:p text:style-name="Standard"/>
      <text:p text:style-name="Standard"/>
      <text:p text:style-name="Standard">Internally, they 163 is wired something like shown in <text:sequence-ref text:reference-format="text" text:ref-name="refFigure1">Figure 2: Internals of a 163 counter</text:sequence-ref>. </text:p>
      <text:p text:style-name="Standard">This shows the two enables, and how the RCO is high when the counter is at B”1111” and input ent is high.</text:p>
      <text:p text:style-name="Standard"/>
      <text:p text:style-name="Standard">At first this seems strange, why two enables, and only one goes to the ripple carry out ? Well the answer is in how you can wire up the counters to get a fast counter.</text:p>
      <text:p text:style-name="Standard"/>
      <text:p text:style-name="Standard">You see normally with counters there is a frequency of operation against depth trade off, the bigger the counter gets, the more terms are needed at each stage. For a N stage counter, stage N need N-1 terms in it's enable</text:p>
      <text:p text:style-name="Standard"><draw:frame draw:style-name="fr2" draw:name="Frame3" text:anchor-type="paragraph" svg:x="0cm" svg:y="0cm" svg:width="17.738cm" draw:z-index="3"><draw:text-box fo:min-height="7.029cm"><text:p text:style-name="Figure"><draw:g text:anchor-type="paragraph" draw:z-index="4" draw:style-name="gr1"><draw:line draw:style-name="gr2" draw:text-style-name="P33" svg:x1="5.752cm" svg:y1="5.387cm" svg:x2="5.752cm" svg:y2="4.216cm"><text:p/></draw:line><draw:rect draw:style-name="gr5" draw:text-style-name="P33" svg:width="1.44cm" svg:height="1.874cm" svg:x="11.504cm" svg:y="3.279cm"><text:p text:style-name="P36"><text:span text:style-name="T7">&amp;</text:span></text:p></draw:rect><draw:line draw:style-name="gr2" draw:text-style-name="P33" svg:x1="10.546cm" svg:y1="4.685cm" svg:x2="10.546cm" svg:y2="6.793cm"><text:p/></draw:line><draw:line draw:style-name="gr2" draw:text-style-name="P33" svg:x1="11.505cm" svg:y1="4.685cm" svg:x2="10.546cm" svg:y2="4.685cm"><text:p/></draw:line><draw:line draw:style-name="gr2" draw:text-style-name="P33" svg:x1="12.943cm" svg:y1="4.216cm" svg:x2="17.737cm" svg:y2="4.216cm"><text:p/></draw:line><draw:frame draw:style-name="gr6" draw:text-style-name="P35" svg:width="4.793cm" svg:height="1.174cm" svg:x="12.943cm" svg:y="4.216cm"><draw:text-box><text:p text:style-name="P34"><text:span text:style-name="T7">rco(n)</text:span></text:p></draw:text-box></draw:frame><draw:rect draw:style-name="gr5" draw:text-style-name="P33" svg:width="1.438cm" svg:height="1.876cm" svg:x="3.355cm" svg:y="4.45cm"><text:p text:style-name="P36"><text:span text:style-name="T7">&amp;</text:span></text:p></draw:rect><draw:line draw:style-name="gr2" draw:text-style-name="P33" svg:x1="4.794cm" svg:y1="5.388cm" svg:x2="5.753cm" svg:y2="5.388cm"><text:p/></draw:line><draw:line draw:style-name="gr2" draw:text-style-name="P33" svg:x1="0.479cm" svg:y1="4.919cm" svg:x2="3.355cm" svg:y2="4.919cm"><text:p/></draw:line><draw:line draw:style-name="gr2" draw:text-style-name="P33" svg:x1="0.479cm" svg:y1="5.856cm" svg:x2="3.355cm" svg:y2="5.856cm"><text:p/></draw:line><draw:line draw:style-name="gr2" draw:text-style-name="P33" svg:x1="2.397cm" svg:y1="6.793cm" svg:x2="10.546cm" svg:y2="6.793cm"><text:p/></draw:line><draw:line draw:style-name="gr2" draw:text-style-name="P33" svg:x1="2.397cm" svg:y1="5.856cm" svg:x2="2.397cm" svg:y2="6.793cm"><text:p/></draw:line><draw:frame draw:style-name="gr7" draw:text-style-name="P35" svg:width="2.396cm" svg:height="1.172cm" svg:x="0cm" svg:y="5.856cm"><draw:text-box><text:p text:style-name="P34"><text:span text:style-name="T7">ent(n)</text:span></text:p></draw:text-box></draw:frame><draw:frame draw:style-name="gr8" draw:text-style-name="P35" svg:width="2.396cm" svg:height="0.994cm" svg:x="0cm" svg:y="3.981cm"><draw:text-box><text:p text:style-name="P34"><text:span text:style-name="T7">enp(n)</text:span></text:p></draw:text-box></draw:frame><draw:frame draw:style-name="gr9" draw:text-style-name="P35" svg:width="3.357cm" svg:height="0.994cm" svg:x="5.754cm" svg:y="4.45cm"><draw:text-box><text:p text:style-name="P34"><text:span text:style-name="T7">clk_en(n)</text:span></text:p></draw:text-box></draw:frame><draw:rect draw:style-name="gr5" draw:text-style-name="P33" svg:width="2.4cm" svg:height="3.749cm" svg:x="4.792cm" svg:y="0.467cm"><text:p text:style-name="P36"><text:span text:style-name="T7">counter</text:span></text:p></draw:rect><draw:line draw:style-name="gr2" draw:text-style-name="P33" svg:x1="7.19cm" svg:y1="0.937cm" svg:x2="8.628cm" svg:y2="0.937cm"><text:p/></draw:line><draw:frame draw:style-name="gr10" draw:text-style-name="P35" svg:width="1.384cm" svg:height="0.994cm" svg:x="7.338cm" svg:y="0cm"><draw:text-box><text:p text:style-name="P34"><text:span text:style-name="T7">Q0</text:span></text:p></draw:text-box></draw:frame><draw:line draw:style-name="gr2" draw:text-style-name="P33" svg:x1="7.19cm" svg:y1="1.874cm" svg:x2="8.628cm" svg:y2="1.874cm"><text:p/></draw:line><draw:frame draw:style-name="gr10" draw:text-style-name="P35" svg:width="1.384cm" svg:height="0.994cm" svg:x="7.338cm" svg:y="0.937cm"><draw:text-box><text:p text:style-name="P34"><text:span text:style-name="T7">Q1</text:span></text:p></draw:text-box></draw:frame><draw:line draw:style-name="gr2" draw:text-style-name="P33" svg:x1="7.19cm" svg:y1="2.811cm" svg:x2="8.628cm" svg:y2="2.811cm"><text:p/></draw:line><draw:frame draw:style-name="gr11" draw:text-style-name="P35" svg:width="1.384cm" svg:height="0.994cm" svg:x="7.338cm" svg:y="1.875cm"><draw:text-box><text:p text:style-name="P34"><text:span text:style-name="T7">Q2</text:span></text:p></draw:text-box></draw:frame><draw:line draw:style-name="gr2" draw:text-style-name="P33" svg:x1="7.19cm" svg:y1="3.748cm" svg:x2="8.628cm" svg:y2="3.748cm"><text:p/></draw:line><draw:frame draw:style-name="gr11" draw:text-style-name="P35" svg:width="1.384cm" svg:height="0.994cm" svg:x="7.338cm" svg:y="2.812cm"><draw:text-box><text:p text:style-name="P34"><text:span text:style-name="T7">Q3</text:span></text:p></draw:text-box></draw:frame><draw:rect draw:style-name="gr5" draw:text-style-name="P33" svg:width="1.442cm" svg:height="4.216cm" svg:x="8.625cm" svg:y="0cm"><text:p text:style-name="P36"><text:span text:style-name="T7">&amp;</text:span></text:p></draw:rect><draw:line draw:style-name="gr2" draw:text-style-name="P33" svg:x1="10.067cm" svg:y1="1.874cm" svg:x2="10.546cm" svg:y2="1.874cm"><text:p/></draw:line><draw:line draw:style-name="gr2" draw:text-style-name="P33" svg:x1="11.505cm" svg:y1="3.748cm" svg:x2="10.546cm" svg:y2="3.748cm"><text:p/></draw:line><draw:line draw:style-name="gr2" draw:text-style-name="P33" svg:x1="10.546cm" svg:y1="1.874cm" svg:x2="10.546cm" svg:y2="3.748cm"><text:p/></draw:line></draw:g>Figure <text:sequence text:ref-name="refFigure1" text:name="Figure" text:formula="ooow:Figure+1" style:num-format="1">2</text:sequence>: Internals of a 163 counter</text:p></draw:text-box></draw:frame></text:p>
      <text:p text:style-name="Standard"/>
      <text:p text:style-name="Standard"/>
      <text:p text:style-name="Standard"/>
      <text:p text:style-name="Standard">At first this seems strange, why two enables, and only one goes to the ripple carry out ? Well the answer is in how you can wire up the counters to get a fast counter.</text:p>
      <text:p text:style-name="Standard"/>
      <text:p text:style-name="Standard">You see normally with counters there is a frequency against depth trade off, the bigger the counter gets, the more terms are needed at each stage. For a N stage counter, stage N need N-1 terms in it's enable. With the '163', this was not the case, the frequency of operation depended on 1/( Trco + Tenp). Where Trco is the time of clock to output RCO being stable and Tenp is the set up time before clock needed on the enp input.</text:p>
      <text:p text:style-name="Standard"/>
      <text:p text:style-name="Standard">And the trick was in how you wired up the enable inputs to the rco outputs. See <text:sequence-ref text:reference-format="category-and-value" text:ref-name="refFigure2">Figure 3</text:sequence-ref>.</text:p>
      <text:p text:style-name="Standard"/>
      <text:p text:style-name="Standard"/>
      <text:p text:style-name="Standard"><draw:frame draw:style-name="fr2" draw:name="Frame4" text:anchor-type="paragraph" svg:x="0.002cm" svg:y="0.002cm" svg:width="14.002cm" draw:z-index="5"><draw:text-box fo:min-height="5.024cm"><text:p text:style-name="Figure"><draw:g text:anchor-type="paragraph" draw:z-index="6" draw:style-name="gr1"><draw:g draw:style-name="gr12"><draw:rect draw:style-name="gr2" draw:text-style-name="P37" svg:width="1.502cm" svg:height="2.502cm" svg:x="4.5cm" svg:y="2.499cm"><text:p/></draw:rect><draw:frame draw:style-name="gr13" draw:text-style-name="P38" svg:width="0.981cm" svg:height="0.623cm" svg:x="4.5cm" svg:y="2.499cm"><draw:text-box><text:p text:style-name="P34"><text:span text:style-name="T8">enp</text:span></text:p></draw:text-box></draw:frame><draw:frame draw:style-name="gr13" draw:text-style-name="P38" svg:width="0.902cm" svg:height="0.623cm" svg:x="4.5cm" svg:y="4.399cm"><draw:text-box><text:p text:style-name="P34"><text:span text:style-name="T8">ent</text:span></text:p></draw:text-box></draw:frame><draw:frame draw:style-name="gr13" draw:text-style-name="P38" svg:width="0.929cm" svg:height="0.623cm" svg:x="5.105cm" svg:y="3.5cm"><draw:text-box><text:p text:style-name="P34"><text:span text:style-name="T8">rco</text:span></text:p></draw:text-box></draw:frame></draw:g><draw:line draw:style-name="gr2" draw:text-style-name="P37" svg:x1="2cm" svg:y1="2.5cm" svg:x2="0cm" svg:y2="2.5cm"><text:p/></draw:line><draw:frame draw:style-name="gr4" draw:text-style-name="P38" svg:width="0.823cm" svg:height="0.623cm" svg:x="0.684cm" svg:y="1.931cm"><draw:text-box><text:p text:style-name="P34"><text:span text:style-name="T8">en</text:span></text:p></draw:text-box></draw:frame><draw:frame draw:style-name="gr4" draw:text-style-name="P38" svg:width="1.061cm" svg:height="0.623cm" svg:x="0.499cm" svg:y="3.932cm"><draw:text-box><text:p text:style-name="P34"><text:span text:style-name="T8">High</text:span></text:p></draw:text-box></draw:frame><draw:frame draw:style-name="gr14" draw:text-style-name="P38" svg:width="3.001cm" svg:height="0.623cm" svg:x="11cm" svg:y="0.499cm"><draw:text-box><text:p text:style-name="P34"><text:span text:style-name="T8">To further stages</text:span></text:p></draw:text-box></draw:frame><draw:g draw:style-name="gr12"><draw:rect draw:style-name="gr2" draw:text-style-name="P37" svg:width="1.5cm" svg:height="2.5cm" svg:x="2cm" svg:y="2cm"><text:p/></draw:rect><draw:frame draw:style-name="gr13" draw:text-style-name="P38" svg:width="0.981cm" svg:height="0.623cm" svg:x="2cm" svg:y="2cm"><draw:text-box><text:p text:style-name="P34"><text:span text:style-name="T8">enp</text:span></text:p></draw:text-box></draw:frame><draw:frame draw:style-name="gr13" draw:text-style-name="P38" svg:width="0.902cm" svg:height="0.623cm" svg:x="2cm" svg:y="3.9cm"><draw:text-box><text:p text:style-name="P34"><text:span text:style-name="T8">ent</text:span></text:p></draw:text-box></draw:frame><draw:frame draw:style-name="gr13" draw:text-style-name="P38" svg:width="0.929cm" svg:height="0.623cm" svg:x="2.604cm" svg:y="3cm"><draw:text-box><text:p text:style-name="P34"><text:span text:style-name="T8">rco</text:span></text:p></draw:text-box></draw:frame></draw:g><draw:g draw:style-name="gr12"><draw:rect draw:style-name="gr2" draw:text-style-name="P37" svg:width="1.5cm" svg:height="2.502cm" svg:x="7.001cm" svg:y="1.499cm"><text:p/></draw:rect><draw:frame draw:style-name="gr13" draw:text-style-name="P38" svg:width="0.981cm" svg:height="0.623cm" svg:x="7.001cm" svg:y="1.499cm"><draw:text-box><text:p text:style-name="P34"><text:span text:style-name="T8">enp</text:span></text:p></draw:text-box></draw:frame><draw:frame draw:style-name="gr13" draw:text-style-name="P38" svg:width="0.902cm" svg:height="0.623cm" svg:x="7.001cm" svg:y="3.401cm"><draw:text-box><text:p text:style-name="P34"><text:span text:style-name="T8">ent</text:span></text:p></draw:text-box></draw:frame><draw:frame draw:style-name="gr13" draw:text-style-name="P38" svg:width="0.929cm" svg:height="0.623cm" svg:x="7.604cm" svg:y="2.499cm"><draw:text-box><text:p text:style-name="P34"><text:span text:style-name="T8">rco</text:span></text:p></draw:text-box></draw:frame></draw:g><draw:g draw:style-name="gr12"><draw:rect draw:style-name="gr2" draw:text-style-name="P37" svg:width="1.5cm" svg:height="2.502cm" svg:x="9.5cm" svg:y="0.499cm"><text:p/></draw:rect><draw:frame draw:style-name="gr13" draw:text-style-name="P38" svg:width="0.981cm" svg:height="0.623cm" svg:x="9.5cm" svg:y="0.499cm"><draw:text-box><text:p text:style-name="P34"><text:span text:style-name="T8">enp</text:span></text:p></draw:text-box></draw:frame><draw:frame draw:style-name="gr13" draw:text-style-name="P38" svg:width="0.902cm" svg:height="0.623cm" svg:x="9.5cm" svg:y="2.401cm"><draw:text-box><text:p text:style-name="P34"><text:span text:style-name="T8">ent</text:span></text:p></draw:text-box></draw:frame><draw:frame draw:style-name="gr13" draw:text-style-name="P38" svg:width="0.929cm" svg:height="0.623cm" svg:x="10.104cm" svg:y="1.499cm"><draw:text-box><text:p text:style-name="P34"><text:span text:style-name="T8">rco</text:span></text:p></draw:text-box></draw:frame></draw:g><draw:line draw:style-name="gr2" draw:text-style-name="P33" svg:x1="3.5cm" svg:y1="3cm" svg:x2="4.5cm" svg:y2="3cm"><text:p/></draw:line><draw:line draw:style-name="gr2" draw:text-style-name="P33" svg:x1="6cm" svg:y1="3.5cm" svg:x2="7cm" svg:y2="3.5cm"><text:p/></draw:line><draw:line draw:style-name="gr2" draw:text-style-name="P33" svg:x1="8.5cm" svg:y1="2.5cm" svg:x2="9.5cm" svg:y2="2.5cm"><text:p/></draw:line><draw:line draw:style-name="gr2" draw:text-style-name="P33" svg:x1="4cm" svg:y1="3cm" svg:x2="4cm" svg:y2="2cm"><text:p/></draw:line><draw:line draw:style-name="gr2" draw:text-style-name="P33" svg:x1="4cm" svg:y1="2cm" svg:x2="7cm" svg:y2="2cm"><text:p/></draw:line><draw:line draw:style-name="gr2" draw:text-style-name="P33" svg:x1="9.5cm" svg:y1="1cm" svg:x2="6.5cm" svg:y2="1cm"><text:p/></draw:line><draw:line draw:style-name="gr2" draw:text-style-name="P33" svg:x1="6.5cm" svg:y1="2cm" svg:x2="6.5cm" svg:y2="1cm"><text:p/></draw:line><draw:line draw:style-name="gr2" draw:text-style-name="P33" svg:x1="11cm" svg:y1="1.5cm" svg:x2="13.5cm" svg:y2="1.5cm"><text:p/></draw:line><draw:line draw:style-name="gr2" draw:text-style-name="P33" svg:x1="13.5cm" svg:y1="0cm" svg:x2="9cm" svg:y2="0cm"><text:p/></draw:line><draw:line draw:style-name="gr2" draw:text-style-name="P33" svg:x1="9cm" svg:y1="0cm" svg:x2="9cm" svg:y2="1cm"><text:p/></draw:line><draw:line draw:style-name="gr2" draw:text-style-name="P33" svg:x1="1.5cm" svg:y1="2.5cm" svg:x2="1.5cm" svg:y2="5cm"><text:p/></draw:line><draw:line draw:style-name="gr2" draw:text-style-name="P33" svg:x1="4cm" svg:y1="5cm" svg:x2="1.5cm" svg:y2="5cm"><text:p/></draw:line><draw:line draw:style-name="gr2" draw:text-style-name="P33" svg:x1="4cm" svg:y1="4.5cm" svg:x2="4.5cm" svg:y2="4.5cm"><text:p/></draw:line><draw:line draw:style-name="gr2" draw:text-style-name="P33" svg:x1="4cm" svg:y1="4.5cm" svg:x2="4cm" svg:y2="5cm"><text:p/></draw:line></draw:g>Figure <text:sequence text:ref-name="refFigure2" text:name="Figure" text:formula="ooow:Figure+1" style:num-format="1">3</text:sequence>: wiring of 163 counters for high speed counting</text:p></draw:text-box></draw:frame></text:p>
      <text:p text:style-name="Standard"/>
      <text:p text:style-name="Standard">So where does this leave us ? If you look back at <text:sequence-ref text:reference-format="category-and-value" text:ref-name="refFigure1">Figure 2</text:sequence-ref>, and replace the counter with a shift register, and initalise the shift register to all '0', one bit '1', then you have <text:sequence-ref text:reference-format="category-and-value" text:ref-name="refFigure3">Figure 4</text:sequence-ref>. </text:p>
      <text:p text:style-name="Standard"/>
      <text:p text:style-name="Standard"><draw:frame draw:style-name="fr2" draw:name="Frame5" text:anchor-type="paragraph" svg:x="-0.661cm" svg:y="0.15cm" svg:width="18.281cm" draw:z-index="7"><draw:text-box fo:min-height="5.341cm"><text:p text:style-name="Figure"><draw:g text:anchor-type="paragraph" draw:z-index="8" draw:style-name="gr1"><draw:rect draw:style-name="gr5" draw:text-style-name="P33" svg:width="4.5cm" svg:height="1.001cm" svg:x="5.389cm" svg:y="1cm"><text:p text:style-name="P36"><text:span text:style-name="T7">shift_srl(n)</text:span></text:p></draw:rect><draw:line draw:style-name="gr2" draw:text-style-name="P33" svg:x1="5.89cm" svg:y1="3.25cm" svg:x2="5.89cm" svg:y2="2cm"><text:p/></draw:line><draw:frame draw:style-name="gr15" draw:text-style-name="P35" svg:width="4.001cm" svg:height="1.251cm" svg:x="5.389cm" svg:y="0cm"><draw:text-box><text:p text:style-name="P34"><text:span text:style-name="T7">Init x”0001”</text:span></text:p></draw:text-box></draw:frame><draw:line draw:style-name="gr2" draw:text-style-name="P33" svg:x1="9.889cm" svg:y1="1.5cm" svg:x2="11.889cm" svg:y2="1.5cm"><text:p/></draw:line><draw:line draw:style-name="gr2" draw:text-style-name="P33" svg:x1="5.391cm" svg:y1="1.5cm" svg:x2="3.891cm" svg:y2="1.5cm"><text:p/></draw:line><draw:line draw:style-name="gr2" draw:text-style-name="P33" svg:x1="3.891cm" svg:y1="0cm" svg:x2="3.891cm" svg:y2="1.5cm"><text:p/></draw:line><draw:line draw:style-name="gr2" draw:text-style-name="P33" svg:x1="3.891cm" svg:y1="0cm" svg:x2="10.891cm" svg:y2="0cm"><text:p/></draw:line><draw:line draw:style-name="gr2" draw:text-style-name="P33" svg:x1="10.89cm" svg:y1="1.5cm" svg:x2="10.89cm" svg:y2="0cm"><text:p/></draw:line><draw:line draw:style-name="gr16" draw:text-style-name="P33" svg:x1="8.389cm" svg:y1="1cm" svg:x2="9.889cm" svg:y2="1cm"><text:p/></draw:line><draw:line draw:style-name="gr16" draw:text-style-name="P33" svg:x1="8.889cm" svg:y1="2cm" svg:x2="9.889cm" svg:y2="2cm"><text:p/></draw:line><draw:rect draw:style-name="gr5" draw:text-style-name="P33" svg:width="1.502cm" svg:height="2.001cm" svg:x="11.889cm" svg:y="1cm"><text:p text:style-name="P36"><text:span text:style-name="T7">&amp;</text:span></text:p></draw:rect><draw:line draw:style-name="gr2" draw:text-style-name="P33" svg:x1="10.89cm" svg:y1="2.5cm" svg:x2="10.89cm" svg:y2="4.75cm"><text:p/></draw:line><draw:line draw:style-name="gr2" draw:text-style-name="P33" svg:x1="11.89cm" svg:y1="2.5cm" svg:x2="10.89cm" svg:y2="2.5cm"><text:p/></draw:line><draw:line draw:style-name="gr2" draw:text-style-name="P33" svg:x1="13.39cm" svg:y1="2cm" svg:x2="18.39cm" svg:y2="2cm"><text:p/></draw:line><draw:frame draw:style-name="gr15" draw:text-style-name="P35" svg:width="5cm" svg:height="1.251cm" svg:x="13.39cm" svg:y="2cm"><draw:text-box><text:p text:style-name="P34"><text:span text:style-name="T7">rco(n)</text:span></text:p></draw:text-box></draw:frame><draw:rect draw:style-name="gr5" draw:text-style-name="P33" svg:width="1.502cm" svg:height="1.999cm" svg:x="3.389cm" svg:y="2.251cm"><text:p text:style-name="P36"><text:span text:style-name="T7">&amp;</text:span></text:p></draw:rect><draw:line draw:style-name="gr2" draw:text-style-name="P33" svg:x1="4.89cm" svg:y1="3.25cm" svg:x2="5.89cm" svg:y2="3.25cm"><text:p/></draw:line><draw:line draw:style-name="gr2" draw:text-style-name="P33" svg:x1="0.389cm" svg:y1="2.75cm" svg:x2="3.389cm" svg:y2="2.75cm"><text:p/></draw:line><draw:line draw:style-name="gr2" draw:text-style-name="P33" svg:x1="0.389cm" svg:y1="3.75cm" svg:x2="3.389cm" svg:y2="3.75cm"><text:p/></draw:line><draw:line draw:style-name="gr2" draw:text-style-name="P33" svg:x1="2.389cm" svg:y1="4.75cm" svg:x2="10.889cm" svg:y2="4.75cm"><text:p/></draw:line><draw:line draw:style-name="gr2" draw:text-style-name="P33" svg:x1="2.389cm" svg:y1="3.75cm" svg:x2="2.389cm" svg:y2="4.75cm"><text:p/></draw:line><draw:frame draw:style-name="gr15" draw:text-style-name="P35" svg:width="2.5cm" svg:height="1.251cm" svg:x="-0.111cm" svg:y="3.75cm"><draw:text-box><text:p text:style-name="P34"><text:span text:style-name="T7">ent(n)</text:span></text:p></draw:text-box></draw:frame><draw:frame draw:style-name="gr3" draw:text-style-name="P35" svg:width="2.5cm" svg:height="1.001cm" svg:x="-0.111cm" svg:y="1.75cm"><draw:text-box><text:p text:style-name="P34"><text:span text:style-name="T7">enp(n)</text:span></text:p></draw:text-box></draw:frame><draw:frame draw:style-name="gr3" draw:text-style-name="P35" svg:width="3.5cm" svg:height="1.001cm" svg:x="5.89cm" svg:y="2.251cm"><draw:text-box><text:p text:style-name="P34"><text:span text:style-name="T7">clk_en(n)</text:span></text:p></draw:text-box></draw:frame></draw:g>Figure <text:sequence text:ref-name="refFigure3" text:name="Figure" text:formula="ooow:Figure+1" style:num-format="1">4</text:sequence>: shift register as a 163 counter</text:p></draw:text-box></draw:frame></text:p>
      <text:p text:style-name="Standard"/>
      <text:p text:style-name="Standard">Instead of the counter, we use a shift register, <text:s/>shift_srl. The enp and ent are still present, <text:s/>and anded together to form the single enable as before. The top bit of the shift register is feed around back to the beginning, and the top bit of the shift register anded together with the ent input, form the rco.</text:p>
      <text:p text:style-name="Standard"/>
      <text:p text:style-name="Standard">Now this fits rather well into Xilinx SRL's making very big counters very efficiently.</text:p>
      <text:p text:style-name="Standard"/>
      <text:p text:style-name="Standard">This is what the first half of the BigCounter performs, a cascade of divide by 16's formed out of shift registers.</text:p>
      <text:p text:style-name="Standard"/>
      <text:p text:style-name="Standard"/>
      <text:p text:style-name="Standard"/>
      <text:h text:style-name="Heading_20_2" text:outline-level="2">3.1 Initialization </text:h>
      <text:p text:style-name="Standard"/>
      <text:p text:style-name="Standard">No reset is required, the core initializes in the FPGA to the correct levels This has been shown to work in Xilinx software, using the SRLs in Virtex devices.</text:p>
      <text:p text:style-name="Standard"/>
      <text:p text:style-name="Standard"><draw:frame draw:style-name="fr3" draw:name="Frame1" text:anchor-type="char" svg:x="0cm" svg:y="21.354cm" svg:width="15.249cm" svg:height="1.27cm" draw:z-index="0"><draw:text-box><text:p text:style-name="P16"/></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he" style:country-complex="IL"/>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Heading_20_1" style:display-name="Heading 1" style:family="paragraph" style:parent-style-name="Standard" style:next-style-name="Headeing_20_1_20_Name" style:class="text" style:default-outline-level="1">
      <style:paragraph-properties fo:text-align="end" style:justify-single-word="false" style:border-line-width-bottom="0.088cm 0.088cm 0.141cm" fo:padding-left="0cm" fo:padding-right="0cm" fo:padding-top="0cm" fo:padding-bottom="0.035cm" fo:border-left="none" fo:border-right="none" fo:border-top="none" fo:border-bottom="0.317cm double #000000" fo:keep-with-next="always">
        <style:tab-stops>
          <style:tab-stop style:position="15.081cm" style:type="right"/>
        </style:tab-stops>
      </style:paragraph-properties>
      <style:text-properties fo:font-size="48pt" fo:font-weight="bold" style:font-size-asian="48pt" style:font-weight-asian="bold" style:font-size-complex="48pt" style:font-weight-complex="bold"/>
    </style:style>
    <style:style style:name="Heading_20_2" style:display-name="Heading 2" style:family="paragraph" style:parent-style-name="Standard" style:next-style-name="Standard" style:class="text" style:default-outline-level="2">
      <style:paragraph-properties fo:keep-with-next="always">
        <style:tab-stops>
          <style:tab-stop style:position="15.081cm" style:type="right"/>
        </style:tab-stops>
      </style:paragraph-properties>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class="text" style:default-outline-level="3">
      <style:paragraph-properties fo:text-align="end" style:justify-single-word="false" fo:keep-with-next="always">
        <style:tab-stops>
          <style:tab-stop style:position="15.081cm" style:type="right"/>
        </style:tab-stops>
      </style:paragraph-properties>
      <style:text-properties fo:font-size="26pt" fo:font-weight="bold" style:font-size-asian="26pt" style:font-weight-asian="bold" style:font-size-complex="26pt" style:font-weight-complex="bold"/>
    </style:style>
    <style:style style:name="Heading_20_4" style:display-name="Heading 4" style:family="paragraph" style:parent-style-name="Standard" style:next-style-name="Standard" style:class="text" style:default-outline-level="4">
      <style:paragraph-properties fo:text-align="end" style:justify-single-word="false" fo:keep-with-next="always">
        <style:tab-stops>
          <style:tab-stop style:position="15.081cm" style:type="right"/>
        </style:tab-stops>
      </style:paragraph-properties>
      <style:text-properties fo:font-size="18pt" fo:font-style="italic" style:font-size-asian="18pt" style:font-style-asian="italic" style:font-size-complex="18pt" style:font-style-complex="italic"/>
    </style:style>
    <style:style style:name="Heading_20_5" style:display-name="Heading 5" style:family="paragraph" style:parent-style-name="Standard" style:next-style-name="Standard" style:class="text" style:default-outline-level="5">
      <style:paragraph-properties fo:text-align="end" style:justify-single-word="false" fo:keep-with-next="always">
        <style:tab-stops>
          <style:tab-stop style:position="15.081cm" style:type="right"/>
        </style:tab-stops>
      </style:paragraph-properties>
      <style:text-properties fo:color="#ff0000" fo:font-size="16pt" fo:font-style="italic" style:font-size-asian="16pt" style:font-style-asian="italic" style:font-size-complex="16pt" style:font-style-complex="italic"/>
    </style:style>
    <style:style style:name="Heading_20_6" style:display-name="Heading 6" style:family="paragraph" style:parent-style-name="Standard" style:next-style-name="Standard" style:class="text" style:default-outline-level="6">
      <style:paragraph-properties fo:keep-with-next="always">
        <style:tab-stops>
          <style:tab-stop style:position="3.251cm"/>
          <style:tab-stop style:position="13.002cm"/>
        </style:tab-stops>
      </style:paragraph-properties>
      <style:text-properties fo:font-size="14pt" style:font-size-asian="14pt" style:font-size-complex="14pt"/>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Arial" fo:font-size="10pt" style:font-size-asian="10pt" style:font-size-complex="10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Arial" fo:font-size="10pt" fo:font-style="italic" style:font-size-asian="10pt" style:font-style-asian="italic" style:font-size-complex="10pt"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9pt" fo:font-style="italic" fo:font-weight="bold" style:font-size-asian="9pt" style:font-style-asian="italic" style:font-weight-asian="bold" style:font-size-complex="9pt" style:font-style-complex="italic" style:font-weight-complex="bold"/>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212cm" fo:margin-bottom="0.212cm"/>
      <style:text-properties fo:font-weight="bold" style:font-weight-asian="bold"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style:style>
    <style:style style:name="Sender" style:family="paragraph" style:parent-style-name="Standard" style:class="extra">
      <style:text-properties style:font-name="Arial" fo:font-size="10pt" style:font-size-asian="10pt"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Title" style:family="paragraph" style:parent-style-name="Standard" style:next-style-name="Subtitle" style:class="chapter">
      <style:paragraph-properties fo:margin-top="0.423cm" fo:margin-bottom="0.106cm" fo:text-align="end" style:justify-single-word="false"/>
      <style:text-properties style:font-name="Arial" fo:font-size="32pt" fo:font-weight="bold" style:letter-kerning="true" style:font-size-asian="32pt" style:font-weight-asian="bold" style:font-size-complex="32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style:style>
    <style:style style:name="Headeing_20_1_20_Name" style:display-name="Headeing 1 Name" style:family="paragraph" style:parent-style-name="Standard" style:next-style-name="Standard">
      <style:paragraph-properties fo:text-align="end" style:justify-single-word="false"/>
      <style:text-properties fo:font-size="36pt" fo:font-weight="bold" style:font-size-asian="36pt" style:font-weight-asian="bold" style:font-size-complex="36pt" style:font-weight-complex="bold"/>
    </style:style>
    <style:style style:name="Document_20_Map" style:display-name="Document Map" style:family="paragraph" style:parent-style-name="Standard">
      <style:paragraph-properties fo:background-color="#000080">
        <style:background-image/>
      </style:paragraph-properties>
      <style:text-properties style:font-name="Geneva"/>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Date" style:family="paragraph" style:parent-style-name="Standard" style:next-style-name="Standard"/>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language-asian="zxx" style:country-asian="none" style:font-name-complex="Times New Roman" style:font-size-complex="10pt" style:language-complex="he" style:country-complex="IL"/>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weight="bold" style:font-weight-asian="bold" style:font-weight-complex="bold"/>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Normal_20__28_Web_29_" style:display-name="Normal (Web)" style:family="paragraph" style:parent-style-name="Standard"/>
    <style:style style:name="Figure" style:family="paragraph" style:parent-style-name="Caption"/>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5z0" style:family="text">
      <style:text-properties style:font-name="Symbo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508cm" text:min-label-width="0.127cm" fo:text-align="cente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508cm" text:min-label-width="0.127cm" fo:text-align="cente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Footer">
      <style:paragraph-properties fo:padding-left="0cm" fo:padding-right="0cm" fo:padding-top="0.035cm" fo:padding-bottom="0cm" fo:border-left="none" fo:border-right="none" fo:border-top="0.018cm solid #000000" fo:border-bottom="none"/>
    </style:style>
    <style:style style:name="T1" style:family="text"/>
    <style:style style:name="T2" style:family="text">
      <style:text-properties fo:color="#ff0000"/>
    </style:style>
    <style:page-layout style:name="pm1">
      <style:page-layout-properties fo:page-width="21.59cm" fo:page-height="27.94cm" style:num-format="i" style:print-orientation="portrait" fo:margin-top="1.27cm" fo:margin-bottom="1.27cm" fo:margin-left="3.17cm" fo:margin-right="3.17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2">
      <style:page-layout-properties fo:page-width="21.59cm" fo:page-height="27.94cm" style:num-format="i" style:print-orientation="portrait" fo:margin-top="2.54cm" fo:margin-bottom="2.54cm" fo:margin-left="3.17cm" fo:margin-right="3.17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1.27cm" fo:margin-bottom="1.27cm" fo:margin-left="3.17cm" fo:margin-right="3.17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date-style style:name="N106">
      <number:month/>
      <number:text>/</number:text>
      <number:day/>
      <number:text>/</number:text>
      <number:year number:style="long"/>
    </number:date-style>
  </office:automatic-styles>
  <office:master-styles>
    <style:master-page style:name="Standard" style:page-layout-name="pm1">
      <style:header>
        <text:p text:style-name="P1">OpenCores<text:tab/>UART16550 core specifications<text:tab/><text:date style:data-style-name="N106" text:date-value="2008-01-01T18:42:19.10">1/1/2008</text:date></text:p>
      </style:header>
      <style:footer>
        <text:p text:style-name="P2"><text:a xlink:type="simple" xlink:href="http://www.opencores.org/"><text:span text:style-name="Internet_20_link">www.opencor</text:span></text:a><text:a xlink:type="simple" xlink:href="http://www.opencores.org/"><text:span text:style-name="Internet_20_link">es.org</text:span></text:a><text:tab/>Rev 0.1 <text:span text:style-name="T2">Preliminary<text:tab/></text:span><text:span text:style-name="Page_20_Number"><text:page-number text:select-page="current">4</text:page-number></text:span><text:span text:style-name="Page_20_Number"> of 2</text:span></text:p>
      </style:footer>
    </style:master-page>
    <style:master-page style:name="First_20_Page" style:display-name="First Page" style:page-layout-name="pm2" style:next-style-name="Standard"/>
    <style:master-page style:name="Convert_20_1" style:display-name="Convert 1" style:page-layout-name="pm2" style:next-style-name="Next_20_convert_20_1"/>
    <style:master-page style:name="Next_20_convert_20_1" style:display-name="Next convert 1" style:page-layout-name="pm1">
      <style:header>
        <text:p text:style-name="P1">OpenCores<text:tab/>UART16550 core specifications<text:tab/><text:date style:data-style-name="N106" text:date-value="2008-01-01T18:42:19.10">1/1/2008</text:date></text:p>
      </style:header>
      <style:footer>
        <text:p text:style-name="P2"><text:a xlink:type="simple" xlink:href="http://www.opencores.org/"><text:span text:style-name="Internet_20_link">www.opencor</text:span></text:a><text:a xlink:type="simple" xlink:href="http://www.opencores.org/"><text:span text:style-name="Internet_20_link">es.org</text:span></text:a><text:tab/>Rev 0.1 <text:span text:style-name="T2">Preliminary<text:tab/></text:span><text:span text:style-name="Page_20_Number"><text:page-number text:select-page="current">4</text:page-number></text:span><text:span text:style-name="Page_20_Number"> of 2</text:span></text:p>
      </style:footer>
    </style:master-page>
    <style:master-page style:name="Convert_20_2" style:display-name="Convert 2" style:page-layout-name="pm1">
      <style:header>
        <text:p text:style-name="P1">OpenCores<text:tab/>BigCounter core specifications<text:tab/><text:date style:data-style-name="N106" text:date-value="2008-01-01T18:42:19.13">1/1/2008</text:date></text:p>
      </style:header>
      <style:footer>
        <text:p text:style-name="P2"><text:a xlink:type="simple" xlink:href="http://www.opencores.org/"><text:span text:style-name="Internet_20_link">www.opencores.org</text:span></text:a><text:tab/>Rev 0.1<text:span text:style-name="T2"><text:tab/></text:span><text:span text:style-name="T2"><text:page-number text:select-page="current">4</text:page-number></text:span><text:span text:style-name="Page_20_Number"><text:span text:style-name="T2"> of </text:span></text:span><text:span text:style-name="T2"><text:page-count>10</text:page-count></text:span></text:p>
      </style:footer>
    </style:master-page>
    <style:master-page style:name="Convert_20_3" style:display-name="Convert 3" style:page-layout-name="pm3">
      <style:header>
        <text:p text:style-name="P1">OpenCores<text:tab/>BigCounter core specifications<text:tab/><text:date style:data-style-name="N106" text:date-value="2008-01-01T18:42:19.13">1/1/2008</text:date></text:p>
      </style:header>
      <style:footer>
        <text:p text:style-name="P2"><text:a xlink:type="simple" xlink:href="http://www.opencores.org/"><text:span text:style-name="Internet_20_link">www.opencores.org</text:span></text:a><text:tab/>Rev 0.1<text:span text:style-name="T2"><text:tab/></text:span><text:span text:style-name="Page_20_Number"><text:page-number text:select-page="current">4</text:page-number></text:span><text:span text:style-name="Page_20_Number"> of </text:span><text:span text:style-name="Page_20_Number"><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Specifications Template</dc:title>
    <dc:subject>Template for Core's Specifications</dc:subject>
    <meta:initial-creator>Richard Herveille</meta:initial-creator>
    <meta:creation-date>2001-04-01T20:24:00</meta:creation-date>
    <dc:date>2008-01-01T18:42:18</dc:date>
    <meta:print-date>2001-04-20T15:38:00</meta:print-date>
    <dc:language>en-GB</dc:language>
    <meta:editing-cycles>50</meta:editing-cycles>
    <meta:editing-duration>PT5H31M36S</meta:editing-duration>
    <meta:user-defined meta:name="Info 1"/>
    <meta:user-defined meta:name="Info 2"/>
    <meta:user-defined meta:name="Info 3"/>
    <meta:user-defined meta:name="Info 4"/>
    <meta:document-statistic meta:table-count="3" meta:image-count="0" meta:object-count="0" meta:page-count="10" meta:paragraph-count="91" meta:word-count="758" meta:character-count="4110"/>
  </office:meta>
</office:document-meta>
</file>

<file path=META-INF/documentsignatures.xml><?xml version="1.0" encoding="utf-8"?>
<document-signatures xmlns="http://openoffice.org/2004/documentsignatures"/>
</file>